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top="0in" fo:margin-bottom="0.2in" style:contextual-spacing="false" fo:text-indent="0.2598in" style:auto-text-indent="false"/>
      <style:text-properties fo:font-variant="normal" fo:text-transform="none" fo:color="#000000" loext:opacity="100%" style:text-line-through-style="none" style:text-line-through-type="none" style:font-name="Arial" fo:font-size="26pt" fo:font-style="normal" style:text-underline-style="none" fo:font-weight="normal" officeooo:rsid="000dbcdf" officeooo:paragraph-rsid="00033d38" style:text-blinking="false" fo:background-color="transparent"/>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style:text-underline-style="none" officeooo:rsid="000dbcdf" style:text-blinking="false" fo:background-color="transparent"/>
    </style:style>
    <style:style style:name="P3" style:family="paragraph" style:parent-style-name="Text_20_body">
      <style:paragraph-properties fo:margin-left="0in" fo:margin-right="0in" fo:margin-top="0.1665in" fo:margin-bottom="0.1945in" style:contextual-spacing="false" fo:line-height="144%"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dbcdf" style:text-blinking="false" fo:background-color="transparent"/>
    </style:style>
    <style:style style:name="P4" style:family="paragraph" style:parent-style-name="Text_20_body">
      <style:paragraph-properties fo:margin-left="0in" fo:margin-right="0in" fo:margin-top="0.1665in" fo:margin-bottom="0.1945in" style:contextual-spacing="false" fo:line-height="144%" fo:text-indent="0in" style:auto-text-indent="false" style:writing-mode="lr-tb"/>
      <style:text-properties fo:font-variant="normal" fo:text-transform="none" fo:color="#000000" loext:opacity="100%" style:text-line-through-style="none" style:text-line-through-type="none" style:font-name="Arial" fo:font-size="11pt" style:text-underline-style="none" officeooo:rsid="000dbcdf" style:text-blinking="false" fo:background-color="transparent"/>
    </style:style>
    <style:style style:name="P5" style:family="paragraph" style:parent-style-name="Text_20_body">
      <style:paragraph-properties fo:margin-left="0in" fo:margin-right="0in" fo:margin-top="0.1665in" fo:margin-bottom="0.1945in" style:contextual-spacing="false" fo:line-height="172%"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dbcdf" style:text-blinking="false" fo:background-color="transparent"/>
    </style:style>
    <style:style style:name="P6" style:family="paragraph" style:parent-style-name="Text_20_body">
      <style:paragraph-properties fo:margin-left="0in" fo:margin-right="0in" fo:margin-top="0.1665in" fo:margin-bottom="0.1945in" style:contextual-spacing="false" fo:line-height="172%" fo:text-indent="0in" style:auto-text-indent="false" style:writing-mode="lr-tb"/>
      <style:text-properties fo:font-variant="normal" fo:text-transform="none" fo:color="#000000" loext:opacity="100%" style:text-line-through-style="none" style:text-line-through-type="none" style:font-name="Arial" fo:font-size="11pt" style:text-underline-style="none" officeooo:rsid="000dbcdf" style:text-blinking="false" fo:background-color="transparent"/>
    </style:style>
    <style:style style:name="P7" style:family="paragraph" style:parent-style-name="Text_20_body">
      <style:paragraph-properties fo:margin-top="0in" fo:margin-bottom="0.2in" style:contextual-spacing="false"/>
      <style:text-properties fo:color="#000000" loext:opacity="100%" style:font-name="Arial" fo:font-size="11pt" fo:font-weight="normal" officeooo:rsid="000dbcdf"/>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135fc99-7fff-a0a7-4b30-3ba9d8702b86"/>Chapter 1: Beware</text:p>
      <text:p text:style-name="P2">“<text:span text:style-name="T1">It’s easy to believe that there are places in New York that few people know about, shadows that tourists never look for. One wouldn’t even blink twice at hearing that there are places that the New Yorkers themselves don’t try to find. The fact that one of those places is in Central Park might cause you to begin to wonder or question the sanity of the person telling you. And when you hear that it is a fae door, you’d probably understand that it’s just one of those types of stories, and pay little attention. That would be the best course of action.</text:span></text:p>
      <text:p text:style-name="P3">Of all of the people in Central Park, the lady in the torn clothes looking more homeless than vagabond as she utters nonsensical insanity would be best avoided, not looked at too closely, and certainly not conversed with. Centennials of the fae door might actually be insane, and that insanity is probably infectious. Don’t look under her hat. Don’t look into her eyes. And above and beyond all else certainly don’t ask her about the door.</text:p>
      <text:p text:style-name="P3">One of the most fortunate aspects of fae doors is the importance of timing. And so hopefully if you fail to follow all of the above warnings, with any luck, you’ll still miss the door. But once you’ve laid your hand to the door, there is no turning back. So as dusk turns to night and you see the outline of a shadow that just doesn’t quite fit, that would be your last chance to turn away.</text:p>
      <text:p text:style-name="P3">Once you’ve touched the door, once you’ve seen the fae, once you’ve crossed the threshold – those are things that cannot, no matter how much you may wish, be undone. The madness you might be able to recover from to some degree. I will let you judge for yourself how much you think that I have recovered. Though I myself, think it crazy to talk of such things and remind myself of the madness and insanity that I tried to traverse. And I definitely don’t consider myself successful either in going nor in coming back.</text:p>
      <text:p text:style-name="P3">Unfortunately, if you want to understand some of the crazy things in this world, you may have to walk in places that are otherwise best avoided. </text:p>
      <text:p text:style-name="P3">Oh, and thinking back on it, I’m certain that the person who told me his story about the door made me promise before he told me that I wouldn’t believe a word of his story. I did try to keep that promise, but the same things that pulled me towards asking him kept pulling me until I knew for myself, or maybe I was already too insane to know the difference. So I think the best I can do is share as I am what I can and hope that it satisfies your curiosity and nothing more.”</text:p>
      <text:p text:style-name="P3"><text:soft-page-break/>Scott paused and looked at the squirrel as it ran away, “Hey, I’m talking to you.” He paused again, a lot longer this time. “No, that’s right I was just talking to myself. You’re not a fairy guardian of forest life here in the park. And even if you were, you wouldn’t need to hear my warnings of such a world.</text:p>
      <text:p text:style-name="P4">“<text:span text:style-name="T1">This is the real world, and here I have a family that relies on me, or at least the money that I provide. I need to be stable and reliable.” He takes a deep breath, and slowly looks around. He’s still in central park, The lady in the torn clothes looks far less insane now and more just scared of Scott, there’s probably a good reason for that. She was probably FBI or CIA and Scott might have blown her cover, as she probably couldn’t compete with the insanity that Scott was now trying to recover from. There were policemen in the park as well, eyeing Scott with suspicion as they started to walk his way. Scott took another breath, desperate to remember that Policemen are not Bugbears, or Aliens, or monsters of any type. Policemen are just humans trying to live their best human life, sane people do not try to fight them off as monsters. And even if they were really monsters or even monstrous people, Scott was in no position to fight. His best options are to be courteous and polite.</text:span></text:p>
      <text:p text:style-name="P4">“<text:span text:style-name="T1">Good Evening officers. Don’t worry, I was just on my way … home. Yes, I am on my way home. Oh, yeah, that probably wasn’t a very good pause there, But I am indeed headed home, or rather to the airport to get home. I don’t live in New York, so I need to catch my flight to get home.” Scott was finding it harder to breath, and it was getting worse rather than better as he was realizing that he might be acting more suspicious than polite. Trying to act consciously polite to monsters was a lot harder than he had thought, and the mantra that these are people not monsters wasn’t as helpful since he knew, or at least could imagine, just how monstrous people could be, especially people with power.</text:span></text:p>
      <text:p text:style-name="P4">“<text:span text:style-name="T1">Do you have some form of identification, sir?”</text:span></text:p>
      <text:p text:style-name="P3">That wasn’t hostile, Scott reminded himself, and he did have some form of identification. “Yes, yes, yes.” He had forgotten to breathe, or rather to breathe properly, people don’t just forget to breathe. That would just be silly if he had really forgotten how to breathe. But wait, maybe he had actually reached that level of insanity. No, though pale as if he couldn’t breathe, he did suddenly breathe in heavily. Again, notably a very suspicious thing to do, which wasn’t making breathing any easier. Scott quickly took his wallet out of his pocket, relieved that it was still there and that it did still have his drivers license in it. And he successfully handed it over without dropping it or injuring himself or them. That small success did make it slightly easier to breathe.</text:p>
      <text:p text:style-name="P4">“<text:span text:style-name="T1">Are you currently on any drugs?”</text:span></text:p>
      <text:p text:style-name="P3"><text:soft-page-break/>Again, not hostile. Scott was starting to get control of his breathing. And he could answer this question, “No, officers. No drugs. … Oh wait, you might not be impressed that I could go that insane without the help or use of any drugs. … Huh, maybe I should stop talking. Oh, wait! I’m an author, just trying to get into character.”</text:p>
      <text:p text:style-name="P3">While they didn’t look impressed, at least they were starting to look slightly amused.</text:p>
      <text:p text:style-name="P4">“<text:span text:style-name="T1">Oh, and I do have a plane ticket and, ah, yes, my bags are still right here.” The officers, looking slightly more amused now, allowed him to get the ticket out of his bags and look at it. “Oh, my gosh. I really do need to get going” Scott handed the ticket to the policemen, picked up his bags and started heading in the direction he thought was right. Then stopped, walked back, and asked, “Can I have those back now? I think I’m going to need them.”</text:span></text:p>
      <text:p text:style-name="P4">“<text:span text:style-name="T1">Here you go.” said the officer slowly handing back the wallet and flight ticket, “And I think you’ll find getting a ride to the airport much easier in that direction.” He pointed in a direction not entirely opposite to the direction that Scott had initially started out on.</text:span></text:p>
      <text:p text:style-name="P5">--------------------------------------</text:p>
      <text:p text:style-name="P5">In the oval office, the President of the United States sat with the head of the Department of War discussing Canada. Mr. Cleavland wished he didn’t have to be there, it was insane that the President kept trying to build a world empire by conquering former allies. It had only been a little more than a year since the president’s term had begun and they should still be allies, and maybe could be if different tactics were used. In these meetings he still talked as though the United States had merged with his financial empire and he was the CEO of this new conglomerate. While the insanity did bother Mr. Cleavland, at least a little, there was no way that he nor anyone else in the room could know that this is exactly what drove Scott to go insane in order to understand the insanity of it all. Most of the people in the room just played along without worrying about it too much. In fact it looked like most of the people in the world just played along with it, after all what other choices did they have. After all who would think of diving headfirst into insanity to try and figure this out, that’s just crazy.</text:p>
      <text:p text:style-name="P6"><text:soft-page-break/>“<text:span text:style-name="T1">Don’t we still have details left to discuss regarding Greenland?” The question startled everyone in the room. The president wasn’t talking about Greenland right now, and they all knew better and glared at Mr. Cleavland for having brought it up.</text:span></text:p>
      <text:p text:style-name="P6">“<text:span text:style-name="T1">Greenland is already settled. I’ve made a really good deal with Greenland. A deal that is so good. A deal that is done. Greenland is now ours, because I made them such a good deal. They all love me there. The people there all love me, that’s why they loved the deal I made. It was such a good deal. We are now talking about Canada. They all love me there too. That’s why they are going to love this deal that we’re going to make with them. I just need you boys here to tell them what the deal is so that they will accept becoming a part of America. Everyone wants to be a part of America, so we all know that they are going to accept the deal.”</text:span></text:p>
      <text:p text:style-name="P5">Everyone in the room sighed with relief, that Mr. Cleavland hadn’t upset him too much. There were a couple of women in the room who didn’t sigh as much, because they still didn’t fully appreciate the honor it was to be called boys, but at least they weren’t glaring at Mr. Cleavland anymore. And Mr. Cleavland was glad to be reminded that he was there because he was really good at coming up with crazy ideas that had some chance of success, and the crazier the goal that they were shooting for the more he shined.</text:p>
      <text:p text:style-name="P5">Miss Swan swung her hand at what looked like a fly. It wasn’t until two or three more swipes at the fly that the president noticed. He did seem like he could be quite clueless, but he did snap to attention at seeing the fly and quickly cleared his throat. “I need you all to clear the room. Please, leave everyone, right now, leave.”</text:p>
      <text:p text:style-name="P5">As the people from the Department of War left, the president looked at the guards as well and said, “everyone, everyone.” To which they saluted and followed the others out.</text:p>
      <text:p text:style-name="P5">Inside the room the fly transformed into a large human sized fairy dressed in what looked like a tattered, dirty black suit, and had dark onyx colored wings. His hair a tousled silverish grey, and his <text:soft-page-break/>eyes a pale yellowish grey. And his ears were just as pointed as you’d expect from a fairy or an elf. It was as if his whole being oozed of lies and deception.</text:p>
      <text:p text:style-name="P6">“<text:span text:style-name="T1">Sir William Stoughton, King of the fairies. It’s such an honor.” The president bowed and kneeled. Though it looked like the fairy hardly paid him any attention.</text:span></text:p>
      <text:p text:style-name="P5">As he walked toward the president he looked directly at somebody who wasn’t in the room at all and said, “You shouldn’t be here!” and flicked his hand in that direction.</text:p>
      <text:p text:style-name="P5">Far away in an airplane leaving New York Scott woke up. “I still can’t see what happens between them.” He whispered to himself. His attempts in the fairy world were obviously a complete failure, and one he wasn’t keen on repeating anytime soon. But at least he had gotten a name this time, and a rather strange one, he thought, for a fairy. Then again maybe he had drawn attention to himself because of how strange it all still seemed, maybe that was why he was detected and kicked out. The idea that anyone would invite or accept such an obviously evil fairy or trust anything it said, or perhaps even more crazy was the idea that the President of the United States, especially being who he was, would kneel to anyone let alone a prince of filth. But it was the least crazy of all the ideas Scott had come up with trying to understand that man and the current state of the world.</text:p>
      <text:p text:style-name="P5">But now that he was awake he might as well study. He bent down and opened the backpack at his feet and looked at the books inside. There was “Alice in Wonderland” and “Through the Looking Glass” obviously, what better guide books into the insanity. And of course “Don Quixote” in a more original spanish, though definitely a more modern version. “The Art of Strategy” might have seemed a stretch, to anyone who hadn’t seen “A Beautiful Mind” and because of it wished to learn more about Nash Equilibrium, after all Nash was insane wasn’t he? From Newton, Scott didn’t have any of his writings of physics but rather those of alchemy, as Scott thought that this was probably more the source of Newton’s madness. He had also accumulated as much as he could about Joan of Arc, including a bible that she might have read if she could read. And he had a Book of Mormon because he wanted the right kind of crazy, and not just any crazy. After all, in the end it had to be a crazy that would counteract that of Sir William Stoughton or whoever that demon or devil really is. And believing that <text:soft-page-break/>the God of this messed up crazy world loved him and wanted to talk to him personally and that this was the reason behind all of the madness … well believing in that might just be crazy enough to work. He also had a couple of random books on psychology and philosophy. Who knows maybe he would find at least one of these books helpful.</text:p>
      <text:p text:style-name="P7"><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9T15:14:45.507581300</meta:creation-date>
    <dc:date>2026-02-08T17:13:44.205264500</dc:date>
    <meta:editing-duration>P1DT5H4M19S</meta:editing-duration>
    <meta:editing-cycles>7</meta:editing-cycles>
    <meta:generator>LibreOffice/25.8.4.2$Windows_X86_64 LibreOffice_project/290daaa01b999472f0c7a3890eb6a550fd74c6df</meta:generator>
    <meta:print-date>2026-01-25T11:10:19.008925600</meta:print-date>
    <meta:document-statistic meta:table-count="0" meta:image-count="0" meta:object-count="0" meta:page-count="6" meta:paragraph-count="30" meta:word-count="2342" meta:character-count="12592" meta:non-whitespace-character-count="10276"/>
  </office:meta>
</office:document-meta>
</file>